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21-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46-6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66-9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SUM([.B2:.B5])" office:value-type="float" office:value="110" calcext:value-type="float">
            <text:p>1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96-1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116-1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41-15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table:formula="of:=192-[.B6]" office:value-type="float" office:value="82" calcext:value-type="float">
            <text:p>8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152-18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table:formula="of:=[.B9]/4" office:value-type="float" office:value="20.5" calcext:value-type="float">
            <text:p>20.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82-19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3"/>
          <table:table-cell table:formula="of:=SUM([.D2:.D10])" office:value-type="float" office:value="192" calcext:value-type="float">
            <text:p>19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A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1:51:35.065136578</meta:creation-date>
    <dc:date>2017-11-29T12:22:16.050845842</dc:date>
    <meta:editing-duration>PT14H20M30S</meta:editing-duration>
    <meta:editing-cycles>2</meta:editing-cycles>
    <meta:generator>LibreOffice/5.4.3.2$Linux_X86_64 LibreOffice_project/40m0$Build-2</meta:generator>
    <meta:document-statistic meta:table-count="1" meta:cell-count="39" meta:object-count="0"/>
  </office:meta>
</office:document-meta>
</file>